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loext:graphic-properties draw:fill="solid" draw:fill-color="#9cc2e5"/>
      <style:paragraph-properties fo:background-color="#9cc2e5"/>
    </style:style>
    <style:style style:name="P8" style:family="paragraph" style:parent-style-name="Standard">
      <style:text-properties fo:font-size="14pt" fo:language="fr" fo:country="FR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24a6b4" style:font-size-asian="14pt"/>
    </style:style>
    <style:style style:name="P11" style:family="paragraph" style:parent-style-name="Standard">
      <style:text-properties fo:font-size="14pt" fo:language="fr" fo:country="FR" officeooo:paragraph-rsid="00251fea" style:font-size-asian="14pt"/>
    </style:style>
    <style:style style:name="P12" style:family="paragraph" style:parent-style-name="Standard">
      <style:text-properties fo:font-size="14pt" fo:language="fr" fo:country="FR" officeooo:paragraph-rsid="00280a7d" style:font-size-asian="14pt"/>
    </style:style>
    <style:style style:name="P13" style:family="paragraph" style:parent-style-name="Standard">
      <style:text-properties fo:font-size="14pt" fo:language="fr" fo:country="FR" officeooo:paragraph-rsid="002970a3" style:font-size-asian="14pt"/>
    </style:style>
    <style:style style:name="P14" style:family="paragraph" style:parent-style-name="Standard">
      <style:text-properties fo:font-size="14pt" fo:language="fr" fo:country="FR" officeooo:rsid="002b5a5b" officeooo:paragraph-rsid="002fbb07" style:font-size-asian="14pt"/>
    </style:style>
    <style:style style:name="P15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16" style:family="paragraph" style:parent-style-name="Standard">
      <style:text-properties fo:font-size="14pt" fo:language="fr" fo:country="FR" officeooo:paragraph-rsid="002ff189" style:font-size-asian="14pt"/>
    </style:style>
    <style:style style:name="P17" style:family="paragraph" style:parent-style-name="Standard">
      <style:text-properties fo:font-size="14pt" fo:language="en" fo:country="US" style:font-size-asian="14pt"/>
    </style:style>
    <style:style style:name="P18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9" style:family="paragraph" style:parent-style-name="Standard">
      <style:text-properties officeooo:paragraph-rsid="0024a6b4"/>
    </style:style>
    <style:style style:name="P20" style:family="paragraph" style:parent-style-name="Standard">
      <style:text-properties officeooo:paragraph-rsid="00280a7d"/>
    </style:style>
    <style:style style:name="P21" style:family="paragraph" style:parent-style-name="Standard">
      <loext:graphic-properties draw:fill="solid" draw:fill-color="#9cc2e5"/>
      <style:paragraph-properties fo:background-color="#9cc2e5"/>
      <style:text-properties officeooo:paragraph-rsid="002970a3"/>
    </style:style>
    <style:style style:name="P22" style:family="paragraph" style:parent-style-name="Standard">
      <style:text-properties officeooo:paragraph-rsid="002e0603"/>
    </style:style>
    <style:style style:name="P23" style:family="paragraph" style:parent-style-name="Standard">
      <style:text-properties officeooo:paragraph-rsid="002fbb07"/>
    </style:style>
    <style:style style:name="P24" style:family="paragraph" style:parent-style-name="Standard">
      <loext:graphic-properties draw:fill="solid" draw:fill-color="#9cc2e5"/>
      <style:paragraph-properties fo:background-color="#9cc2e5"/>
      <style:text-properties officeooo:paragraph-rsid="002fbb07"/>
    </style:style>
    <style:style style:name="P25" style:family="paragraph" style:parent-style-name="Standard">
      <style:text-properties officeooo:paragraph-rsid="002ff189"/>
    </style:style>
    <style:style style:name="P26" style:family="paragraph" style:parent-style-name="Standard">
      <loext:graphic-properties draw:fill="solid" draw:fill-color="#9cc2e5"/>
      <style:paragraph-properties fo:background-color="#9cc2e5"/>
      <style:text-properties officeooo:paragraph-rsid="002ff189"/>
    </style:style>
    <style:style style:name="P27" style:family="paragraph" style:parent-style-name="Standard">
      <loext:graphic-properties draw:fill="solid" draw:fill-color="#9cc2e5"/>
      <style:paragraph-properties fo:background-color="#9cc2e5"/>
      <style:text-properties officeooo:paragraph-rsid="00348b21"/>
    </style:style>
    <style:style style:name="P28" style:family="paragraph" style:parent-style-name="Standard">
      <loext:graphic-properties draw:fill="solid" draw:fill-color="#9cc2e5"/>
      <style:paragraph-properties fo:background-color="#9cc2e5"/>
      <style:text-properties officeooo:paragraph-rsid="0034e3da"/>
    </style:style>
    <style:style style:name="P29" style:family="paragraph" style:parent-style-name="List_20_Paragraph" style:list-style-name="WWNum1"/>
    <style:style style:name="P30" style:family="paragraph" style:parent-style-name="List_20_Paragraph" style:list-style-name="WWNum1">
      <style:text-properties officeooo:paragraph-rsid="002fbb07"/>
    </style:style>
    <style:style style:name="P31" style:family="paragraph" style:parent-style-name="List_20_Paragraph" style:list-style-name="WWNum1">
      <style:text-properties fo:font-size="14pt" fo:language="fr" fo:country="FR" style:font-size-asian="14pt"/>
    </style:style>
    <style:style style:name="P32" style:family="paragraph" style:parent-style-name="List_20_Paragraph" style:list-style-name="WWNum1">
      <style:text-properties fo:font-size="14pt" fo:language="fr" fo:country="FR" officeooo:paragraph-rsid="002fbb07" style:font-size-asian="14pt"/>
    </style:style>
    <style:style style:name="P33" style:family="paragraph" style:parent-style-name="List_20_Paragraph" style:list-style-name="WWNum1">
      <style:text-properties fo:font-size="14pt" fo:language="fr" fo:country="FR" officeooo:paragraph-rsid="002ff189" style:font-size-asian="14pt"/>
    </style:style>
    <style:style style:name="P34" style:family="paragraph" style:parent-style-name="List_20_Paragraph" style:list-style-name="WWNum1">
      <style:text-properties fo:font-size="14pt" fo:language="fr" fo:country="FR" officeooo:paragraph-rsid="003058d8" style:font-size-asian="14pt"/>
    </style:style>
    <style:style style:name="P35" style:family="paragraph" style:parent-style-name="List_20_Paragraph" style:list-style-name="WWNum1">
      <style:text-properties fo:font-size="14pt" fo:language="fr" fo:country="FR" officeooo:paragraph-rsid="00318e90" style:font-size-asian="14pt"/>
    </style:style>
    <style:style style:name="P36" style:family="paragraph" style:parent-style-name="List_20_Paragraph" style:list-style-name="WWNum1">
      <style:text-properties fo:font-size="14pt" fo:language="fr" fo:country="FR" officeooo:rsid="0022437f" officeooo:paragraph-rsid="0022437f" style:font-size-asian="14pt"/>
    </style:style>
    <style:style style:name="P37" style:family="paragraph" style:parent-style-name="List_20_Paragraph" style:list-style-name="WWNum1">
      <style:text-properties fo:font-size="14pt" fo:language="fr" fo:country="FR" officeooo:rsid="0022f5d5" officeooo:paragraph-rsid="0022f5d5" style:font-size-asian="14pt"/>
    </style:style>
    <style:style style:name="P38" style:family="paragraph" style:parent-style-name="List_20_Paragraph" style:list-style-name="WWNum1">
      <style:text-properties fo:font-size="14pt" fo:language="fr" fo:country="FR" officeooo:rsid="0022f5d5" officeooo:paragraph-rsid="0024a6b4" style:font-size-asian="14pt"/>
    </style:style>
    <style:style style:name="P39" style:family="paragraph" style:parent-style-name="List_20_Paragraph" style:list-style-name="WWNum1">
      <style:text-properties fo:font-size="14pt" fo:language="fr" fo:country="FR" officeooo:rsid="00251fea" style:font-size-asian="14pt"/>
    </style:style>
    <style:style style:name="P40" style:family="paragraph" style:parent-style-name="List_20_Paragraph" style:list-style-name="WWNum1">
      <style:text-properties fo:font-size="14pt" fo:language="fr" fo:country="FR" officeooo:rsid="00261940" style:font-size-asian="14pt"/>
    </style:style>
    <style:style style:name="P41" style:family="paragraph" style:parent-style-name="List_20_Paragraph" style:list-style-name="WWNum1">
      <style:text-properties fo:font-size="14pt" fo:language="fr" fo:country="FR" officeooo:rsid="00261940" officeooo:paragraph-rsid="00261940" style:font-size-asian="14pt"/>
    </style:style>
    <style:style style:name="P42" style:family="paragraph" style:parent-style-name="List_20_Paragraph" style:list-style-name="WWNum1">
      <style:text-properties fo:font-size="14pt" fo:language="fr" fo:country="FR" officeooo:rsid="00280a7d" style:font-size-asian="14pt"/>
    </style:style>
    <style:style style:name="P43" style:family="paragraph" style:parent-style-name="List_20_Paragraph" style:list-style-name="WWNum1">
      <style:text-properties fo:font-size="14pt" fo:language="fr" fo:country="FR" officeooo:rsid="00280a7d" officeooo:paragraph-rsid="00280a7d" style:font-size-asian="14pt"/>
    </style:style>
    <style:style style:name="P44" style:family="paragraph" style:parent-style-name="List_20_Paragraph" style:list-style-name="WWNum1">
      <style:text-properties fo:font-size="14pt" fo:language="fr" fo:country="FR" officeooo:rsid="002970a3" style:font-size-asian="14pt"/>
    </style:style>
    <style:style style:name="P45" style:family="paragraph" style:parent-style-name="List_20_Paragraph" style:list-style-name="WWNum1">
      <style:text-properties fo:font-size="14pt" fo:language="fr" fo:country="FR" officeooo:rsid="002970a3" officeooo:paragraph-rsid="002970a3" style:font-size-asian="14pt"/>
    </style:style>
    <style:style style:name="P46" style:family="paragraph" style:parent-style-name="List_20_Paragraph" style:list-style-name="WWNum1">
      <style:text-properties officeooo:rsid="002970a3" officeooo:paragraph-rsid="002970a3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48" style:family="paragraph" style:parent-style-name="Standard">
      <loext:graphic-properties draw:fill="solid" draw:fill-color="#9cc2e5"/>
      <style:paragraph-properties fo:break-before="page" fo:background-color="#9cc2e5"/>
    </style:style>
    <style:style style:name="P49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2ff189"/>
    </style:style>
    <style:style style:name="P50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348b21"/>
    </style:style>
    <style:style style:name="P51" style:family="paragraph" style:parent-style-name="Standard">
      <style:text-properties fo:font-size="14pt" fo:language="fr" fo:country="FR" style:font-size-asian="14pt"/>
    </style:style>
    <style:style style:name="P52" style:family="paragraph" style:parent-style-name="Standard">
      <style:text-properties fo:font-size="14pt" fo:language="fr" fo:country="FR" officeooo:rsid="00251fea" style:font-size-asian="14pt"/>
    </style:style>
    <style:style style:name="P53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54" style:family="paragraph" style:parent-style-name="Standard">
      <style:text-properties fo:font-size="14pt" fo:language="fr" fo:country="FR" officeooo:paragraph-rsid="00261940" style:font-size-asian="14pt"/>
    </style:style>
    <style:style style:name="P55" style:family="paragraph" style:parent-style-name="Standard">
      <style:text-properties fo:font-size="14pt" fo:language="fr" fo:country="FR" officeooo:paragraph-rsid="0022f5d5" style:font-size-asian="14pt"/>
    </style:style>
    <style:style style:name="P56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57" style:family="paragraph" style:parent-style-name="Standard">
      <style:text-properties officeooo:paragraph-rsid="002ff189"/>
    </style:style>
    <style:style style:name="P58" style:family="paragraph" style:parent-style-name="Standard">
      <loext:graphic-properties draw:fill="solid" draw:fill-color="#9cc2e5"/>
      <style:paragraph-properties fo:background-color="#9cc2e5"/>
      <style:text-properties officeooo:paragraph-rsid="002ff189"/>
    </style:style>
    <style:style style:name="P59" style:family="paragraph" style:parent-style-name="Standard">
      <loext:graphic-properties draw:fill="solid" draw:fill-color="#9cc2e5"/>
      <style:paragraph-properties fo:background-color="#9cc2e5"/>
      <style:text-properties officeooo:paragraph-rsid="002e0603"/>
    </style:style>
    <style:style style:name="P60" style:family="paragraph" style:parent-style-name="Standard">
      <loext:graphic-properties draw:fill="solid" draw:fill-color="#9cc2e5"/>
      <style:paragraph-properties fo:background-color="#9cc2e5"/>
    </style:style>
    <style:style style:name="P6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223a02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22437f" style:font-size-asian="14pt" style:font-weight-asian="bold"/>
    </style:style>
    <style:style style:name="T5" style:family="text">
      <style:text-properties fo:color="#ffffff" fo:font-size="14pt" fo:language="fr" fo:country="FR" fo:font-weight="bold" officeooo:rsid="002fbb07" style:font-size-asian="14pt" style:font-weight-asian="bold"/>
    </style:style>
    <style:style style:name="T6" style:family="text">
      <style:text-properties fo:color="#ffffff" fo:font-size="14pt" fo:language="fr" fo:country="FR" fo:font-weight="bold" officeooo:rsid="002ff189" style:font-size-asian="14pt" style:font-weight-asian="bold"/>
    </style:style>
    <style:style style:name="T7" style:family="text">
      <style:text-properties fo:color="#ffffff" fo:font-size="14pt" fo:language="fr" fo:country="FR" fo:font-weight="bold" officeooo:rsid="00304815" style:font-size-asian="14pt" style:font-weight-asian="bold"/>
    </style:style>
    <style:style style:name="T8" style:family="text">
      <style:text-properties fo:color="#ffffff" fo:font-size="14pt" fo:language="fr" fo:country="FR" fo:font-weight="bold" officeooo:rsid="003058d8" style:font-size-asian="14pt" style:font-weight-asian="bold"/>
    </style:style>
    <style:style style:name="T9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10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11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22437f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4" style:family="text">
      <style:text-properties fo:color="#ffffff" fo:font-size="14pt" fo:language="fr" fo:country="FR" fo:font-style="italic" fo:font-weight="bold" officeooo:rsid="0024a6b4" style:font-size-asian="14pt" style:font-style-asian="italic" style:font-weight-asian="bold"/>
    </style:style>
    <style:style style:name="T15" style:family="text">
      <style:text-properties fo:color="#ffffff" fo:font-size="14pt" fo:language="fr" fo:country="FR" fo:font-style="italic" fo:font-weight="bold" officeooo:rsid="00251fea" style:font-size-asian="14pt" style:font-style-asian="italic" style:font-weight-asian="bold"/>
    </style:style>
    <style:style style:name="T16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7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8" style:family="text">
      <style:text-properties fo:color="#ffffff" fo:font-size="14pt" fo:language="fr" fo:country="FR" fo:font-style="italic" fo:font-weight="bold" officeooo:rsid="00348b21" style:font-size-asian="14pt" style:font-style-asian="italic" style:font-weight-asian="bold"/>
    </style:style>
    <style:style style:name="T19" style:family="text">
      <style:text-properties fo:color="#ffffff" fo:font-size="14pt" fo:language="fr" fo:country="FR" fo:font-style="italic" fo:font-weight="bold" officeooo:rsid="0034e3da" style:font-size-asian="14pt" style:font-style-asian="italic" style:font-weight-asian="bold"/>
    </style:style>
    <style:style style:name="T20" style:family="text">
      <style:text-properties fo:font-size="14pt" fo:language="fr" fo:country="FR" style:font-size-asian="14pt"/>
    </style:style>
    <style:style style:name="T21" style:family="text">
      <style:text-properties fo:font-size="14pt" fo:language="fr" fo:country="FR" officeooo:rsid="0022437f" style:font-size-asian="14pt"/>
    </style:style>
    <style:style style:name="T22" style:family="text">
      <style:text-properties fo:font-size="14pt" fo:language="fr" fo:country="FR" officeooo:rsid="0022f5d5" style:font-size-asian="14pt"/>
    </style:style>
    <style:style style:name="T23" style:family="text">
      <style:text-properties fo:font-size="14pt" fo:language="fr" fo:country="FR" officeooo:rsid="002358f0" style:font-size-asian="14pt"/>
    </style:style>
    <style:style style:name="T24" style:family="text">
      <style:text-properties fo:font-size="14pt" fo:language="fr" fo:country="FR" officeooo:rsid="0024a6b4" style:font-size-asian="14pt"/>
    </style:style>
    <style:style style:name="T25" style:family="text">
      <style:text-properties fo:font-size="14pt" fo:language="fr" fo:country="FR" officeooo:rsid="00251fea" style:font-size-asian="14pt"/>
    </style:style>
    <style:style style:name="T26" style:family="text">
      <style:text-properties fo:font-size="14pt" fo:language="fr" fo:country="FR" officeooo:rsid="00261940" style:font-size-asian="14pt"/>
    </style:style>
    <style:style style:name="T27" style:family="text">
      <style:text-properties fo:font-size="14pt" fo:language="fr" fo:country="FR" officeooo:rsid="00280a7d" style:font-size-asian="14pt"/>
    </style:style>
    <style:style style:name="T28" style:family="text">
      <style:text-properties fo:font-size="14pt" fo:language="fr" fo:country="FR" officeooo:rsid="002970a3" style:font-size-asian="14pt"/>
    </style:style>
    <style:style style:name="T29" style:family="text">
      <style:text-properties fo:font-size="14pt" fo:language="fr" fo:country="FR" officeooo:rsid="002b5a5b" style:font-size-asian="14pt"/>
    </style:style>
    <style:style style:name="T30" style:family="text">
      <style:text-properties fo:font-size="14pt" fo:language="fr" fo:country="FR" officeooo:rsid="002ff189" style:font-size-asian="14pt"/>
    </style:style>
    <style:style style:name="T31" style:family="text">
      <style:text-properties fo:font-size="14pt" fo:language="en" fo:country="US" style:font-size-asian="14pt"/>
    </style:style>
    <style:style style:name="T32" style:family="text">
      <style:text-properties fo:font-size="14pt" fo:language="en" fo:country="US" officeooo:rsid="002b5a5b" style:font-size-asian="14pt"/>
    </style:style>
    <style:style style:name="T33" style:family="text">
      <style:text-properties fo:font-size="14pt" fo:language="en" fo:country="US" officeooo:rsid="002ff189" style:font-size-asian="14pt"/>
    </style:style>
    <style:style style:name="T34" style:family="text">
      <style:text-properties fo:font-size="14pt" fo:language="en" fo:country="US" officeooo:rsid="00304815" style:font-size-asian="14pt"/>
    </style:style>
    <style:style style:name="T35" style:family="text">
      <style:text-properties fo:font-size="14pt" fo:language="en" fo:country="US" officeooo:rsid="003058d8" style:font-size-asian="14pt"/>
    </style:style>
    <style:style style:name="T36" style:family="text">
      <style:text-properties officeooo:rsid="002ff189"/>
    </style:style>
    <style:style style:name="T37" style:family="text">
      <style:text-properties style:text-position="super 58%"/>
    </style:style>
    <style:style style:name="T38" style:family="text">
      <style:text-properties officeooo:rsid="00304815"/>
    </style:style>
    <style:style style:name="T39" style:family="text">
      <style:text-properties officeooo:rsid="00318e90"/>
    </style:style>
    <style:style style:name="T40" style:family="text">
      <style:text-properties officeooo:rsid="003994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Big Data </text:span><text:span text:style-name="T2">ANALYTICS avec PYTHON</text:span><text:span text:style-name="T1"> »</text:span></text:p>
      <text:p text:style-name="P4"/>
      <text:p text:style-name="P5"/>
      <text:p text:style-name="P48"><text:span text:style-name="T3">Question N°1</text:span><text:span text:style-name="T11"> (</text:span><text:span text:style-name="T13">Big </text:span><text:span text:style-name="T12">Data</text:span><text:span text:style-name="T11">)</text:span></text:p>
      <text:p text:style-name="P9">Vous proposez à tous vos clients de répondre à un questionnaire de</text:p>
      <text:p text:style-name="P9">satisfaction en ligne. Quel principal biais va potentiellement se retrouver</text:p>
      <text:p text:style-name="P9">dans vos données récoltées ?</text:p>
      <text:list xml:id="list906623675" text:style-name="WWNum1">
        <text:list-item>
          <text:p text:style-name="P36">attrition</text:p>
        </text:list-item>
        <text:list-item>
          <text:p text:style-name="P36">auto-sélection</text:p>
        </text:list-item>
        <text:list-item>
          <text:p text:style-name="P36">sélection</text:p>
        </text:list-item>
        <text:list-item>
          <text:p text:style-name="P36">mesures</text:p>
        </text:list-item>
      </text:list>
      <text:p text:style-name="P8"/>
      <text:p text:style-name="P8"/>
      <text:p text:style-name="P21"><text:span text:style-name="T3">Question N°</text:span><text:span text:style-name="T10">2</text:span><text:span text:style-name="T3"> </text:span><text:span text:style-name="T11">(</text:span><text:span text:style-name="T17">Machine Learning</text:span><text:span text:style-name="T11">)</text:span><text:span text:style-name="T3"> </text:span></text:p>
      <text:p text:style-name="P12">Dans un problème de régression logistique, quel(s) algorithme(s)</text:p>
      <text:p text:style-name="P12">peut(peuvent)-être utilisé(s) ? </text:p>
      <text:list xml:id="list134039438725638" text:continue-numbering="true" text:style-name="WWNum1">
        <text:list-item>
          <text:p text:style-name="P43">Régression polynomiale</text:p>
        </text:list-item>
        <text:list-item>
          <text:p text:style-name="P43">Random Forest</text:p>
        </text:list-item>
        <text:list-item>
          <text:p text:style-name="P43">SVM</text:p>
        </text:list-item>
        <text:list-item>
          <text:p text:style-name="P43">Naïve Bayes</text:p>
        </text:list-item>
      </text:list>
      <text:p text:style-name="P20"><text:span text:style-name="T27"/></text:p>
      <text:p text:style-name="P17"/>
      <text:p text:style-name="P21"><text:span text:style-name="T3">Question N°</text:span><text:span text:style-name="T10">3</text:span><text:span text:style-name="T3"> </text:span><text:span text:style-name="T11">(</text:span><text:span text:style-name="T17">Machine Learning</text:span><text:span text:style-name="T11">)</text:span><text:span text:style-name="T3"> </text:span></text:p>
      <text:p text:style-name="P13">Quelle(s) condition(s) nous permet(tent) de nous assurer qu’une descente</text:p>
      <text:p text:style-name="P13">de gradient trouve les meilleurs paramètres d’un modèle (à un epsilon</text:p>
      <text:p text:style-name="P13">près) ? </text:p>
      <text:list xml:id="list134040917630482" text:continue-numbering="true" text:style-name="WWNum1">
        <text:list-item>
          <text:p text:style-name="P44">Le théorème d’approximation universelle</text:p>
        </text:list-item>
        <text:list-item>
          <text:p text:style-name="P44">La surface de l’erreur en fonction des paramètres est convexe</text:p>
        </text:list-item>
        <text:list-item>
          <text:p text:style-name="P45">La variable de sortie est uniformément distribuée</text:p>
        </text:list-item>
        <text:list-item>
          <text:p text:style-name="P44">Les résiduels sont normalement distribués</text:p>
        </text:list-item>
        <text:list-item>
          <text:p text:style-name="P46"><text:span text:style-name="T28">L</text:span><text:span text:style-name="T20">e pas de gradient est plus petit que epsilon</text:span></text:p>
        </text:list-item>
      </text:list>
      <text:p text:style-name="Standard"><text:span text:style-name="T28"/></text:p>
      <text:p text:style-name="P49"><text:span text:style-name="T3">Question N°</text:span><text:span text:style-name="T10">4</text:span><text:span text:style-name="T3"> </text:span><text:span text:style-name="T11">(</text:span><text:span text:style-name="T17">C</text:span><text:span text:style-name="T19">lustering</text:span><text:span text:style-name="T11">)</text:span><text:span text:style-name="T3"> </text:span></text:p>
      <text:p text:style-name="P15">Le clustering est un :</text:p>
      <text:list xml:id="list134039615858676" text:continue-numbering="true" text:style-name="WWNum1">
        <text:list-item>
          <text:p text:style-name="P33"><text:span text:style-name="T36">t</text:span>raitement supervisé pour la découverte de pattern</text:p>
        </text:list-item>
        <text:list-item>
          <text:p text:style-name="P33">traitement supervisé de segmentation de base de données</text:p>
        </text:list-item>
        <text:list-item>
          <text:p text:style-name="P33">traitement non-supervisé pour la découverte de pattern</text:p>
        </text:list-item>
        <text:list-item>
          <text:p text:style-name="P33">traitement non-supervisé de segmentation de base de données</text:p>
        </text:list-item>
      </text:list>
      <text:p text:style-name="P25"><text:span text:style-name="T33"/></text:p>
      <text:p text:style-name="P18"/>
      <text:p text:style-name="P28"><text:span text:style-name="T3">Question N°</text:span><text:span text:style-name="T10">5 </text:span><text:span text:style-name="T11">(</text:span><text:span text:style-name="T17">C</text:span><text:span text:style-name="T19">lustering</text:span><text:span text:style-name="T11">)</text:span><text:span text:style-name="T3"> </text:span></text:p>
      <text:p text:style-name="P15">Quelle est la complexité d’un algorithme de clustering hiérarchique ?</text:p>
      <text:list xml:id="list134039312477542" text:continue-numbering="true" text:style-name="WWNum1">
        <text:list-item>
          <text:p text:style-name="P33">O(n)</text:p>
        </text:list-item>
        <text:list-item>
          <text:p text:style-name="P33">O(n<text:span text:style-name="T37">2</text:span> )</text:p>
        </text:list-item>
        <text:list-item>
          <text:p text:style-name="P33">O(n<text:span text:style-name="T37">2</text:span> ∗ log(n))</text:p>
        </text:list-item>
        <text:list-item>
          <text:p text:style-name="P33">O(n<text:span text:style-name="T37">3</text:span> )</text:p>
        </text:list-item>
      </text:list>
      <text:p text:style-name="P25"><text:span text:style-name="T33"/></text:p>
      <text:p text:style-name="P18"/>
      <text:p text:style-name="P28"><text:span text:style-name="T3">Question N°</text:span><text:span text:style-name="T10">6</text:span><text:span text:style-name="T3"> </text:span><text:span text:style-name="T11">(</text:span><text:span text:style-name="T17">C</text:span><text:span text:style-name="T19">lustering</text:span><text:span text:style-name="T11">)</text:span><text:span text:style-name="T3"> </text:span></text:p>
      <text:p text:style-name="P15">Quels <text:span text:style-name="T38">sont les défauts de K-means ?</text:span></text:p>
      <text:list xml:id="list134039971302109" text:continue-numbering="true" text:style-name="WWNum1">
        <text:list-item>
          <text:p text:style-name="P33">Le nombre de clusters est un méta-paramètre du modèle</text:p>
        </text:list-item>
        <text:list-item>
          <text:p text:style-name="P33">Il est sensible à l’initialisation</text:p>
        </text:list-item>
        <text:list-item>
          <text:p text:style-name="P33">Un fort apriori sur la distribution des clusters</text:p>
        </text:list-item>
        <text:list-item>
          <text:p text:style-name="P33">une complexité algorithmique en O(n<text:span text:style-name="T37">3</text:span> )</text:p>
        </text:list-item>
      </text:list>
      <text:p text:style-name="P25"><text:span text:style-name="T34"/></text:p>
      <text:p text:style-name="P18"/>
      <text:p text:style-name="P49"><text:span text:style-name="T3">Question N°</text:span><text:span text:style-name="T10">7</text:span><text:span text:style-name="T3"> </text:span><text:span text:style-name="T11">(</text:span><text:span text:style-name="T17">R</text:span><text:span text:style-name="T19">éduction de dimensions</text:span><text:span text:style-name="T11">)</text:span><text:span text:style-name="T3"> </text:span></text:p>
      <text:p text:style-name="P16">L’Analyse en Composantes Principale consiste à :</text:p>
      <text:list xml:id="list134038844430657" text:continue-numbering="true" text:style-name="WWNum1">
        <text:list-item>
          <text:p text:style-name="P33">projeter l’espace des données dans un espace réduit aux directions de plus grandes variances</text:p>
        </text:list-item>
        <text:list-item>
          <text:p text:style-name="P33">échantillonner les données de plus grande variance</text:p>
        </text:list-item>
        <text:list-item>
          <text:p text:style-name="P33">trouver les valeurs et vecteurs propres des données</text:p>
        </text:list-item>
        <text:list-item>
          <text:p text:style-name="P33">inverser la matrice de covariance</text:p>
        </text:list-item>
      </text:list>
      <text:p text:style-name="P25"><text:span text:style-name="T34"/></text:p>
      <text:p text:style-name="P18"/>
      <text:p text:style-name="P28"><text:span text:style-name="T3">Question N°</text:span><text:span text:style-name="T10">8</text:span><text:span text:style-name="T3"> </text:span><text:span text:style-name="T11">(</text:span><text:span text:style-name="T17">R</text:span><text:span text:style-name="T19">éduction de dimensions</text:span><text:span text:style-name="T11">)</text:span><text:span text:style-name="T3"> </text:span></text:p>
      <text:p text:style-name="P15">La réduction des dimensions des données permet :</text:p>
      <text:list xml:id="list134040943687085" text:continue-numbering="true" text:style-name="WWNum1">
        <text:list-item>
          <text:p text:style-name="P33">de favoriser la qualité des analyses</text:p>
        </text:list-item>
        <text:list-item>
          <text:p text:style-name="P33">d’accélérer les temps de traitements</text:p>
        </text:list-item>
        <text:list-item>
          <text:p text:style-name="P33">d’interpréter visuellement les données</text:p>
        </text:list-item>
        <text:list-item>
          <text:p text:style-name="P33">de <text:span text:style-name="T38">sélectionner</text:span> des variables descriptives</text:p>
        </text:list-item>
      </text:list>
      <text:p text:style-name="P25"><text:span text:style-name="T35"/></text:p>
      <text:p text:style-name="P18"/>
      <text:p text:style-name="P27"><text:span text:style-name="T3">Question N°</text:span><text:span text:style-name="T10">9</text:span><text:span text:style-name="T3"> </text:span><text:span text:style-name="T11">(</text:span><text:span text:style-name="T17">D</text:span><text:span text:style-name="T18">onnées Textuelles</text:span><text:span text:style-name="T11">)</text:span><text:span text:style-name="T3"> </text:span></text:p>
      <text:p text:style-name="P15">Dans vos données, vous avez un champ texte d’une cinquantaine de mots</text:p>
      <text:p text:style-name="P15">en moyenne. Quelle opération pouvez-vous effectuer pour que ce champ</text:p>
      <text:p text:style-name="P15">soit pris en compte efficacement par une random forest ?</text:p>
      <text:list xml:id="list134040360934616" text:continue-numbering="true" text:style-name="WWNum1">
        <text:list-item>
          <text:p text:style-name="P34">Lemmatisation</text:p>
        </text:list-item>
        <text:list-item>
          <text:p text:style-name="P34">représentation TF-IDF</text:p>
        </text:list-item>
        <text:list-item>
          <text:p text:style-name="P34">La moyenne de word embeddings pré-appris.</text:p>
        </text:list-item>
        <text:list-item>
          <text:p text:style-name="P34">Étiquetage morphosyntaxique</text:p>
        </text:list-item>
      </text:list>
      <text:p text:style-name="P25"><text:span text:style-name="T35"/></text:p>
      <text:p text:style-name="P25"/>
      <text:p text:style-name="P50"><text:span text:style-name="T3">Question N°1</text:span><text:span text:style-name="T10">0</text:span><text:span text:style-name="T3"> </text:span><text:span text:style-name="T11">(</text:span><text:span text:style-name="T17">D</text:span><text:span text:style-name="T18">onnées Textuelles</text:span><text:span text:style-name="T11">)</text:span><text:span text:style-name="T3"> </text:span></text:p>
      <text:p text:style-name="P15">Quels sont les avantages des représentations word2vec par rapport aux</text:p>
      <text:p text:style-name="P15">représentations vectorielles pondérées par TF-IDF ?</text:p>
      <text:list xml:id="list134040896655036" text:continue-numbering="true" text:style-name="WWNum1">
        <text:list-item>
          <text:p text:style-name="P34">L’espace de représentation est plus petit</text:p>
        </text:list-item>
        <text:list-item>
          <text:p text:style-name="P34">Les représentations de synonymes sont proches</text:p>
        </text:list-item>
        <text:list-item>
          <text:p text:style-name="P34">Les représentations modélisent la spécificité du mot par rapport au document</text:p>
        </text:list-item>
        <text:list-item>
          <text:p text:style-name="P34">Ils sont plus rapides à entraîner</text:p>
        </text:list-item>
      </text:list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27</meta:editing-cycles>
    <meta:creation-date>2016-05-19T10:49:00</meta:creation-date>
    <dc:date>2020-03-23T13:40:38.710583260</dc:date>
    <meta:editing-duration>PT1H33M58S</meta:editing-duration>
    <meta:generator>LibreOffice/6.3.5.2$Linux_X86_64 LibreOffice_project/30$Build-2</meta:generator>
    <meta:document-statistic meta:table-count="0" meta:image-count="0" meta:object-count="0" meta:page-count="5" meta:paragraph-count="73" meta:word-count="456" meta:character-count="2893" meta:non-whitespace-character-count="25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